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ato" svg:font-family="Lato, sans-serif"/>
    <style:font-face style:name="Times New Roman" svg:font-family="'Times New Roman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8c0bd" officeooo:paragraph-rsid="0008c0b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92529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fa4c6" officeooo:paragraph-rsid="000fa4c6" style:font-size-asian="12pt" style:font-size-complex="12pt"/>
    </style:style>
    <style:style style:name="P5" style:family="paragraph" style:parent-style-name="Standard">
      <style:text-properties officeooo:rsid="000c127c" officeooo:paragraph-rsid="000c127c"/>
    </style:style>
    <style:style style:name="P6" style:family="paragraph" style:parent-style-name="Standard">
      <style:text-properties fo:color="#000000" loext:opacity="100%" fo:font-size="18pt" fo:font-weight="normal" officeooo:rsid="0008c0bd" officeooo:paragraph-rsid="0008c0bd" style:font-size-asian="18pt" style:font-weight-asian="normal" style:font-size-complex="18pt" style:font-weight-complex="normal"/>
    </style:style>
    <style:style style:name="P7" style:family="paragraph" style:parent-style-name="Standard">
      <style:text-properties fo:color="#000000" loext:opacity="100%" style:font-name="Liberation Serif" fo:font-size="18pt" style:font-size-asian="18pt" style:font-size-complex="18pt"/>
    </style:style>
    <style:style style:name="P8" style:family="paragraph" style:parent-style-name="Standard">
      <style:text-properties officeooo:paragraph-rsid="000fa4c6"/>
    </style:style>
    <style:style style:name="P9" style:family="paragraph" style:parent-style-name="Text_20_body">
      <style:text-properties officeooo:paragraph-rsid="000af5e9"/>
    </style:style>
    <style:style style:name="P10" style:family="paragraph" style:parent-style-name="Text_20_body">
      <style:text-properties fo:color="#000000" loext:opacity="100%"/>
    </style:style>
    <style:style style:name="P11" style:family="paragraph" style:parent-style-name="Text_20_body">
      <style:text-properties officeooo:paragraph-rsid="000e80c9"/>
    </style:style>
    <style:style style:name="P12" style:family="paragraph" style:parent-style-name="Text_20_body">
      <style:text-properties officeooo:paragraph-rsid="000f1af9"/>
    </style:style>
    <style:style style:name="P13" style:family="paragraph" style:parent-style-name="Text_20_body">
      <style:text-properties officeooo:paragraph-rsid="000fa4c6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8c0bd" style:font-weight-asian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92529" style:font-weight-asian="normal" style:font-weight-complex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0939dc" style:font-weight-asian="normal" style:font-weight-complex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08c0bd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f1af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4c6" style:font-weight-asian="normal" style:font-weight-complex="normal"/>
    </style:style>
    <style:style style:name="T10" style:family="text">
      <style:text-properties officeooo:rsid="000af5e9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0e0b0e" style:font-size-asian="12pt" style:font-size-complex="12pt"/>
    </style:style>
    <style:style style:name="T13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officeooo:rsid="000c127c"/>
    </style:style>
    <style:style style:name="T15" style:family="text">
      <style:text-properties officeooo:rsid="000e80c9"/>
    </style:style>
    <style:style style:name="T16" style:family="text">
      <style:text-properties officeooo:rsid="000f1af9"/>
    </style:style>
    <style:style style:name="T17" style:family="text">
      <style:text-properties officeooo:rsid="000fa4c6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</text:p>
      <text:p text:style-name="P1"/>
      <text:p text:style-name="P6">→Conceitos</text:p>
      <text:p text:style-name="P3"><text:span text:style-name="T2">Pipe em inglês quer dizer tubo, cano,ou seja, algo que tem uma abertura em um lado, um caminho e uma abertura na outra ponta. Os pipes conectam um local a outro diretamente.<text:line-break/>Os </text:span><text:span text:style-name="T5">pipes </text:span><text:span text:style-name="T2">em UNIX constituem um canal de comunicação </text:span><text:span text:style-name="T5">unidirecional</text:span><text:span text:style-name="T2"> entre processos com um ascendente comum (entre um pai e um seu descendente): e</text:span><text:span text:style-name="T1">ntr</text:span><text:span text:style-name="T2">a</text:span><text:span text:style-name="T1"> informação só de um lado, e sai só do outro.</text:span><text:span text:style-name="T8"><text:line-break/></text:span><text:span text:style-name="T1">Assim, precisaremos de duas coisas para definir um pipe: algo que caracterize a entrada, que onde iremos escrever (usando a chamada write()) e algo que caracterize a saída, onde iremos ler (chamada </text:span><text:span text:style-name="T3">r</text:span><text:span text:style-name="T1">ead()).</text:span><text:span text:style-name="T8"> </text:span></text:p>
      <text:p text:style-name="P3"><text:span text:style-name="T4">P</text:span><text:span text:style-name="T3">ara criar o pipe </text:span><text:span text:style-name="T4">deverá se usar</text:span><text:span text:style-name="T1"> um vetor de inteiros de duas posições.</text:span><text:span text:style-name="T8"><text:line-break/></text:span><text:span text:style-name="T1">O primeiro elemento (elemento 0) do vetor define a leitura (saída) de dados, e o segundo elemento (de índice 1) define a escrita de dados no pipe (entrada).</text:span><text:span text:style-name="T8"> </text:span></text:p>
      <text:p text:style-name="P2">Consoante o sentido de comunicação pretendido deverá fechar-se, em cada processo, um dos lados do pipe.</text:p>
      <text:p text:style-name="Standard"><text:span text:style-name="T12">Há também o</text:span><text:span text:style-name="T11">s FIFOs </text:span><text:span text:style-name="T12">que </text:span><text:span text:style-name="T11">são por vezes chamados </text:span><text:span text:style-name="T13">pipes com nome</text:span><text:span text:style-name="T11"> e podem ser utilizados para estabelecer canais de comunicação entre processos não relacionados, ao contrário dos </text:span>pipes, que exigem sempre um ascendente comum entre os processos que ligam. </text:p>
      <text:p text:style-name="Standard">Uma vez criado o FIFO é necessário abri-lo para leitura ou escrita, como se fosse um <text:span text:style-name="T14">arquivo</text:span>, com o serviço open(). Um FIFO suporta múltiplos escritores, mas apenas um leitor. As leituras, escritas, fecho e eliminação de FIFOs fazem-se com os serviços correspondentes para <text:span text:style-name="T14">arquivos</text:span> (read(), write(), close() e unlink()). </text:p>
      <text:p text:style-name="Standard">O comportamento das leituras e escritas nos FIFOs (com read() e write()) é semelhante ao dos pipes. </text:p>
      <text:p text:style-name="P5">Os FIFOs são mais usados em processos cliente-servidor.</text:p>
      <text:p text:style-name="P2"/>
      <text:p text:style-name="P2"/>
      <text:p text:style-name="P2"/>
      <text:p text:style-name="P4"/>
      <text:p text:style-name="P4"/>
      <text:p text:style-name="P4"/>
      <text:p text:style-name="P7">→Vantagens <text:span text:style-name="T14">de usar pipes</text:span></text:p>
      <text:p text:style-name="Text_20_body">– Permite a criação de filas de processos;</text:p>
      <text:p text:style-name="Text_20_body">– Saída de um processo é a entrada de outro;</text:p>
      <text:p text:style-name="P11">– Existe enquanto o processo existir;</text:p>
      <text:p text:style-name="P11">• <text:s/><text:span text:style-name="T15">Para o </text:span>F<text:span text:style-name="T15">IFO</text:span> (<text:span text:style-name="T15">p</text:span>ipe <text:span text:style-name="T15">com nome</text:span>):</text:p>
      <text:p text:style-name="Text_20_body">– Extensão de pipe;</text:p>
      <text:p text:style-name="Text_20_body">– Persistência e acesso para qualquer processo.</text:p>
      <text:p text:style-name="Text_20_body">– Continua existindo mesmo depois que o processo terminar;</text:p>
      <text:p text:style-name="Text_20_body">– Criado com chamadas de sistemas;</text:p>
      <text:p text:style-name="Text_20_body">- O acesso ao pipe é controlado por descritores de arquivo.</text:p>
      <text:p text:style-name="Standard"/>
      <text:p text:style-name="Standard"/>
      <text:p text:style-name="Standard"><text:soft-page-break/></text:p>
      <text:p text:style-name="Standard"/>
      <text:p text:style-name="P7">→ <text:span text:style-name="T10">Desvantagens </text:span><text:span text:style-name="T14">de usar pipes</text:span></text:p>
      <text:p text:style-name="Standard">- Limitação: buffer de tamanho fixo.</text:p>
      <text:p text:style-name="P8">-<text:span text:style-name="T17">Capacidade limitada (</text:span><text:span text:style-name="T9">Escritores são bloqueados se o pipe está cheio e leitores se está vazio.)</text:span> </text:p>
      <text:p text:style-name="P13"><text:s/>Usados pela shell, tem algumas limitações:</text:p>
      <text:p text:style-name="P13"><text:span text:style-name="T16">-N</text:span>ão suportam broadcast;</text:p>
      <text:p text:style-name="P9">-<text:span text:style-name="T16">N</text:span>ão conhecem limites de mensagem;</text:p>
      <text:p text:style-name="P9">-<text:span text:style-name="T16">N</text:span>ão se pode especificar o leitor</text:p>
      <text:p text:style-name="P12">• <text:s/><text:span text:style-name="T15">Para o </text:span>F<text:span text:style-name="T15">IFO</text:span> (<text:span text:style-name="T15">p</text:span>ipe <text:span text:style-name="T15">com nome</text:span>):</text:p>
      <text:p text:style-name="P10">-Têm que ser removidos;</text:p>
      <text:p text:style-name="P10">-Não são tão seguros;</text:p>
      <text:p text:style-name="P10">-Consomem mais recursos; </text:p>
      <text:p text:style-name="P10">-Mais complicados de criar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ato" svg:font-family="Lato, sans-serif"/>
    <style:font-face style:name="Times New Roman" svg:font-family="'Times New Roman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14:07.396000000</meta:creation-date>
    <dc:date>2021-11-22T17:59:36.434000000</dc:date>
    <meta:editing-duration>PT3M5S</meta:editing-duration>
    <meta:editing-cycles>1</meta:editing-cycles>
    <meta:document-statistic meta:table-count="0" meta:image-count="0" meta:object-count="0" meta:page-count="2" meta:paragraph-count="31" meta:word-count="407" meta:character-count="2463" meta:non-whitespace-character-count="2069"/>
    <meta:generator>LibreOffice/7.1.3.2$Windows_X86_64 LibreOffice_project/47f78053abe362b9384784d31a6e56f8511eb1c1</meta:generator>
  </office:meta>
</office:document-meta>
</file>